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 office:value-type="string" calcext:value-type="string">
            <text:p>earn</text:p>
          </table:table-cell>
          <table:table-cell table:style-name="ce28" office:value-type="string" calcext:value-type="string">
            <text:p>tube</text:p>
          </table:table-cell>
          <table:table-cell table:style-name="ce28" office:value-type="string" calcext:value-type="string">
            <text:p>cone</text:p>
          </table:table-cell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 office:value-type="string" calcext:value-type="string">
            <text:p>preference</text:p>
          </table:table-cell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 office:value-type="string" calcext:value-type="string">
            <text:p>profile</text:p>
          </table:table-cell>
          <table:table-cell table:style-name="ce29" office:value-type="string" calcext:value-type="string">
            <text:p>cap</text:p>
          </table:table-cell>
          <table:table-cell table:style-name="ce29" office:value-type="string" calcext:value-type="string">
            <text:p>trace</text:p>
          </table:table-cell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 office:value-type="string" calcext:value-type="string">
            <text:p>portfolio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 office:value-type="string" calcext:value-type="string">
            <text:p>school</text:p>
          </table:table-cell>
          <table:table-cell table:style-name="ce29" office:value-type="string" calcext:value-type="string">
            <text:p>channel</text:p>
          </table:table-cell>
          <table:table-cell table:style-name="ce29" office:value-type="string" calcext:value-type="string">
            <text:p>slate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 office:value-type="string" calcext:value-type="string">
            <text:p>streamline</text:p>
          </table:table-cell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 office:value-type="string" calcext:value-type="string">
            <text:p>micro</text:p>
          </table:table-cell>
          <table:table-cell table:style-name="ce29" office:value-type="string" calcext:value-type="string">
            <text:p>cloth</text:p>
          </table:table-cell>
          <table:table-cell table:style-name="ce29" office:value-type="string" calcext:value-type="string">
            <text:p>draw</text:p>
          </table:table-cell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 office:value-type="string" calcext:value-type="string">
            <text:p>mechanic</text:p>
          </table:table-cell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 office:value-type="string" calcext:value-type="string">
            <text:p>pilot</text:p>
          </table:table-cell>
          <table:table-cell table:style-name="ce29" office:value-type="string" calcext:value-type="string">
            <text:p>plate</text:p>
          </table:table-cell>
          <table:table-cell table:style-name="ce29" office:value-type="string" calcext:value-type="string">
            <text:p>instance</text:p>
          </table:table-cell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 office:value-type="string" calcext:value-type="string">
            <text:p>prototype</text:p>
          </table:table-cell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 office:value-type="string" calcext:value-type="string">
            <text:p>engine</text:p>
          </table:table-cell>
          <table:table-cell table:style-name="ce29" office:value-type="string" calcext:value-type="string">
            <text:p>pack</text:p>
          </table:table-cell>
          <table:table-cell table:style-name="ce29" office:value-type="string" calcext:value-type="string">
            <text:p>entity</text:p>
          </table:table-cell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 office:value-type="string" calcext:value-type="string">
            <text:p>numeric</text:p>
          </table:table-cell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 office:value-type="string" calcext:value-type="string">
            <text:p>scheme</text:p>
          </table:table-cell>
          <table:table-cell table:style-name="ce29" office:value-type="string" calcext:value-type="string">
            <text:p>stock</text:p>
          </table:table-cell>
          <table:table-cell table:style-name="ce29" office:value-type="string" calcext:value-type="string">
            <text:p>ship</text:p>
          </table:table-cell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 office:value-type="string" calcext:value-type="string">
            <text:p>theme</text:p>
          </table:table-cell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24" office:value-type="string" calcext:value-type="string">
            <text:p>query</text:p>
          </table:table-cell>
          <table:table-cell table:style-name="ce29" office:value-type="string" calcext:value-type="string">
            <text:p>clone</text:p>
          </table:table-cell>
          <table:table-cell table:style-name="ce29" office:value-type="string" calcext:value-type="string">
            <text:p>drop</text:p>
          </table:table-cell>
          <table:table-cell table:style-name="ce29" office:value-type="string" calcext:value-type="string">
            <text:p>carbon</text:p>
          </table:table-cell>
          <table:table-cell table:style-name="ce34" office:value-type="string" calcext:value-type="string">
            <text:p>shin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 office:value-type="string" calcext:value-type="string">
            <text:p>material</text:p>
          </table:table-cell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 office:value-type="string" calcext:value-type="string">
            <text:p>Fibonacci</text:p>
          </table:table-cell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 office:value-type="string" calcext:value-type="string">
            <text:p>scrutiny</text:p>
          </table:table-cell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 office:value-type="string" calcext:value-type="string">
            <text:p>report</text:p>
          </table:table-cell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 office:value-type="string" calcext:value-type="string">
            <text:p>sponsor</text:p>
          </table:table-cell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 office:value-type="string" calcext:value-type="string">
            <text:p>quarter</text:p>
          </table:table-cell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 office:value-type="string" calcext:value-type="string">
            <text:p>assembly</text:p>
          </table:table-cell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 office:value-type="string" calcext:value-type="string">
            <text:p>gather</text:p>
          </table:table-cell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 office:value-type="string" calcext:value-type="string">
            <text:p>committee</text:p>
          </table:table-cell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 office:value-type="string" calcext:value-type="string">
            <text:p>compound</text:p>
          </table:table-cell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 office:value-type="string" calcext:value-type="string">
            <text:p>frequency</text:p>
          </table:table-cell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 office:value-type="string" calcext:value-type="string">
            <text:p>agent</text:p>
          </table:table-cell>
          <table:table-cell table:style-name="ce29" office:value-type="string" calcext:value-type="string">
            <text:p>fold</text:p>
          </table:table-cell>
          <table:table-cell table:style-name="ce29" office:value-type="string" calcext:value-type="string">
            <text:p>table</text:p>
          </table:table-cell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 office:value-type="string" calcext:value-type="string">
            <text:p>temporary</text:p>
          </table:table-cell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24" office:value-type="string" calcext:value-type="string">
            <text:p>logic</text:p>
          </table:table-cell>
          <table:table-cell table:style-name="ce29" office:value-type="string" calcext:value-type="string">
            <text:p>relay</text:p>
          </table:table-cell>
          <table:table-cell table:style-name="ce29" office:value-type="string" calcext:value-type="string">
            <text:p>tangle</text:p>
          </table:table-cell>
          <table:table-cell table:style-name="ce29" office:value-type="string" calcext:value-type="string">
            <text:p>switch</text:p>
          </table:table-cell>
          <table:table-cell table:style-name="ce34" office:value-type="string" calcext:value-type="string">
            <text:p>boar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 office:value-type="string" calcext:value-type="string">
            <text:p>pole</text:p>
          </table:table-cell>
          <table:table-cell table:style-name="ce29" office:value-type="string" calcext:value-type="string">
            <text:p>step</text:p>
          </table:table-cell>
          <table:table-cell table:style-name="ce29" office:value-type="string" calcext:value-type="string">
            <text:p>adapt</text:p>
          </table:table-cell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 office:value-type="string" calcext:value-type="string">
            <text:p>compact</text:p>
          </table:table-cell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 office:value-type="string" calcext:value-type="string">
            <text:p>face</text:p>
          </table:table-cell>
          <table:table-cell table:style-name="ce29" office:value-type="string" calcext:value-type="string">
            <text:p>wrap</text:p>
          </table:table-cell>
          <table:table-cell table:style-name="ce29" office:value-type="string" calcext:value-type="string">
            <text:p>wide</text:p>
          </table:table-cell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 office:value-type="string" calcext:value-type="string">
            <text:p>generic</text:p>
          </table:table-cell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 office:value-type="string" calcext:value-type="string">
            <text:p>chair</text:p>
          </table:table-cell>
          <table:table-cell table:style-name="ce29" office:value-type="string" calcext:value-type="string">
            <text:p>mail</text:p>
          </table:table-cell>
          <table:table-cell table:style-name="ce29" office:value-type="string" calcext:value-type="string">
            <text:p>blaze</text:p>
          </table:table-cell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 office:value-type="string" calcext:value-type="string">
            <text:p>province</text:p>
          </table:table-cell>
          <table:table-cell table:style-name="ce29" office:value-type="string" calcext:value-type="string">
            <text:p>mix</text:p>
          </table:table-cell>
          <table:table-cell table:style-name="ce29" office:value-type="string" calcext:value-type="string">
            <text:p>pulse</text:p>
          </table:table-cell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 office:value-type="string" calcext:value-type="string">
            <text:p>processor</text:p>
          </table:table-cell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 office:value-type="string" calcext:value-type="string">
            <text:p>idea</text:p>
          </table:table-cell>
          <table:table-cell table:style-name="ce29" office:value-type="string" calcext:value-type="string">
            <text:p>shuffle</text:p>
          </table:table-cell>
          <table:table-cell table:style-name="ce29" office:value-type="string" calcext:value-type="string">
            <text:p>abstract</text:p>
          </table:table-cell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 office:value-type="string" calcext:value-type="string">
            <text:p>designation</text:p>
          </table:table-cell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 office:value-type="string" calcext:value-type="string">
            <text:p>admit</text:p>
          </table:table-cell>
          <table:table-cell table:style-name="ce30" office:value-type="string" calcext:value-type="string">
            <text:p>aid</text:p>
          </table:table-cell>
          <table:table-cell table:style-name="ce30" office:value-type="string" calcext:value-type="string">
            <text:p>stamp</text:p>
          </table:table-cell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740" meta:object-count="0"/>
    <meta:generator>LibreOfficeDev/6.0.5.2$Linux_X86_64 LibreOffice_project/</meta:generator>
  </office:meta>
</office:document-meta>
</file>